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2" svg:font-family="'Times New Roman'"/>
    <style:font-face style:name="TimesNewRoman,Bold" svg:font-family="'TimesNewRoman,Bold'"/>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style:tab-stops>
          <style:tab-stop style:position="1.698in"/>
        </style:tab-stops>
      </style:paragraph-properties>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center" style:justify-single-word="false"/>
      <style:text-properties fo:font-style="normal" style:font-style-asian="normal" style:font-style-complex="normal"/>
    </style:style>
    <style:style style:name="P7" style:family="paragraph" style:parent-style-name="Standard">
      <style:paragraph-properties>
        <style:tab-stops>
          <style:tab-stop style:position="1.698in"/>
        </style:tab-stops>
      </style:paragraph-properties>
    </style:style>
    <style:style style:name="P8"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ab-stops>
          <style:tab-stop style:position="1.698in"/>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0" style:family="paragraph" style:parent-style-name="Standard">
      <style:paragraph-properties fo:text-align="center"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3" style:family="paragraph" style:parent-style-name="Standard">
      <style:paragraph-properties fo:text-align="start" style:justify-single-word="false"/>
      <style:text-properties style:text-outline="false" style:text-line-through-style="none" style:font-name="Times New Roman" fo:font-size="10.8000001907349pt" fo:font-style="normal" fo:text-shadow="none" style:text-underline-style="none" fo:font-weight="bold" style:font-name-asian="Times New Roman" style:font-size-asian="10.8000001907349pt" style:font-style-asian="normal" style:font-weight-asian="bold" style:font-name-complex="Times New Roman" style:font-size-complex="10.8000001907349pt" style:font-style-complex="normal" style:font-weight-complex="bold" style:text-emphasize="none" style:text-overline-style="none" style:text-overline-color="font-color"/>
    </style:style>
    <style:style style:name="P14" style:family="paragraph" style:parent-style-name="Standard">
      <style:paragraph-properties fo:text-align="start" style:justify-single-word="false"/>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style:tab-stops>
          <style:tab-stop style:position="1.698in"/>
        </style:tab-stops>
      </style:paragraph-properties>
      <style:text-properties fo:font-size="12pt" style:font-size-asian="12pt" style:font-size-complex="12pt"/>
    </style:style>
    <style:style style:name="P19"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0" style:family="paragraph" style:parent-style-name="Standard">
      <style:text-properties fo:font-variant="normal" fo:text-transform="none" style:font-name="Times New Roman" fo:letter-spacing="normal" fo:font-style="normal" fo:font-weight="normal"/>
    </style:style>
    <style:style style:name="P21" style:family="paragraph" style:parent-style-name="Standard">
      <style:paragraph-properties fo:text-align="start" style:justify-single-word="false"/>
      <style:text-properties style:font-name="Times New Roman1"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1" fo:font-style="normal" style:font-style-asian="normal" style:font-style-complex="normal"/>
    </style:style>
    <style:style style:name="P23" style:family="paragraph" style:parent-style-name="Standard">
      <style:paragraph-properties fo:text-align="center" style:justify-single-word="false"/>
      <style:text-properties style:font-name="Times New Roman1" fo:font-style="normal" style:font-style-asian="normal" style:font-style-complex="normal"/>
    </style:style>
    <style:style style:name="P24" style:family="paragraph" style:parent-style-name="Standard">
      <style:paragraph-properties fo:text-align="start" style:justify-single-word="false"/>
      <style:text-properties style:font-name="Times New Roman" fo:font-style="normal" style:font-style-asian="normal" style:font-style-complex="normal"/>
    </style:style>
    <style:style style:name="P25" style:family="paragraph" style:parent-style-name="Standard">
      <style:paragraph-properties fo:text-align="center" style:justify-single-word="false"/>
      <style:text-properties style:font-name="Times New Roman" fo:font-style="italic" fo:font-weight="normal" style:font-style-asian="italic" style:font-weight-asian="normal" style:font-style-complex="italic" style:font-weight-complex="normal"/>
    </style:style>
    <style:style style:name="P26" style:family="paragraph" style:parent-style-name="Standard">
      <style:text-properties style:font-name="TimesNewRoman"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7" style:family="paragraph" style:parent-style-name="Standard">
      <style:paragraph-properties style:text-autospace="none"/>
      <style:text-properties style:font-name="TimesNewRoman" fo:font-size="12pt" fo:font-style="normal" style:font-name-asian="TimesNewRoman" style:font-size-asian="12pt" style:font-style-asian="normal" style:font-name-complex="TimesNewRoman" style:font-size-complex="12pt" style:font-style-complex="normal"/>
    </style:style>
    <style:style style:name="P28" style:family="paragraph" style:parent-style-name="Standard">
      <style:paragraph-properties fo:text-align="start" style:justify-single-word="false"/>
      <style:text-properties fo:font-size="10.8000001907349pt" fo:font-style="normal" fo:font-weight="bold" style:font-size-asian="10.8000001907349pt" style:font-style-asian="normal" style:font-weight-asian="bold" style:font-size-complex="10.8000001907349pt" style:font-style-complex="normal" style:font-weight-complex="bold"/>
    </style:style>
    <style:style style:name="P29" style:family="paragraph" style:parent-style-name="Standard">
      <style:paragraph-properties fo:margin-left="0in" fo:margin-right="0in" fo:orphans="2" fo:widows="2" fo:text-indent="0in" style:auto-text-indent="false"/>
      <style:text-properties fo:font-style="normal" style:font-style-asian="normal" style:font-style-complex="normal"/>
    </style:style>
    <style:style style:name="P30"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1"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tyle="normal" fo:font-weight="normal" style:font-style-asian="normal" style:font-weight-asian="normal" style:font-style-complex="normal" style:font-weight-complex="normal"/>
    </style:style>
    <style:style style:name="P32" style:family="paragraph" style:parent-style-name="Standard">
      <style:paragraph-properties fo:margin-top="0in" fo:margin-bottom="0.0799in" fo:text-align="start" style:justify-single-word="false">
        <style:tab-stops>
          <style:tab-stop style:position="2.6563in"/>
        </style:tab-stops>
      </style:paragraph-properties>
      <style:text-properties style:font-name="Times New Roman1" fo:font-style="normal" fo:font-weight="normal" style:font-style-asian="normal" style:font-weight-asian="normal" style:font-style-complex="normal" style:font-weight-complex="normal"/>
    </style:style>
    <style:style style:name="P33"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tyle="normal" fo:font-weight="normal" style:font-style-asian="normal" style:font-weight-asian="normal" style:font-style-complex="normal" style:font-weight-complex="normal"/>
    </style:style>
    <style:style style:name="P34"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35" style:family="paragraph" style:parent-style-name="Standard">
      <style:paragraph-properties fo:margin-top="0in" fo:margin-bottom="0.0799in" fo:text-align="start" style:justify-single-word="false">
        <style:tab-stops>
          <style:tab-stop style:position="0.3228in"/>
        </style:tab-stops>
      </style:paragraph-properties>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36" style:family="paragraph" style:parent-style-name="Standard">
      <style:paragraph-properties fo:margin-top="0in" fo:margin-bottom="0.0799in" fo:text-align="center" style:justify-single-word="false">
        <style:tab-stops>
          <style:tab-stop style:position="3.5835in"/>
        </style:tab-stops>
      </style:paragraph-properties>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37" style:family="paragraph" style:parent-style-name="Standard">
      <style:paragraph-properties fo:margin-top="0in" fo:margin-bottom="0.0799in" fo:text-align="center" style:justify-single-word="false">
        <style:tab-stops>
          <style:tab-stop style:position="3.5835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8" style:family="paragraph" style:parent-style-name="Standard">
      <style:paragraph-properties fo:margin-top="0in" fo:margin-bottom="0.0799in" fo:text-align="start" style:justify-single-word="false">
        <style:tab-stops>
          <style:tab-stop style:position="0.302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9"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0" style:family="paragraph" style:parent-style-name="Standard">
      <style:paragraph-properties fo:margin-top="0in" fo:margin-bottom="0.0799in" fo:text-align="start" style:justify-single-word="false">
        <style:tab-stops>
          <style:tab-stop style:position="3.5835in"/>
        </style:tab-stops>
      </style:paragraph-properties>
    </style:style>
    <style:style style:name="P41" style:family="paragraph" style:parent-style-name="Standard" style:list-style-name="L1">
      <style:paragraph-properties fo:text-align="center" style:justify-single-word="false"/>
      <style:text-properties fo:font-size="12pt" style:font-size-asian="12pt" style:font-size-complex="12pt"/>
    </style:style>
    <style:style style:name="P42" style:family="paragraph" style:parent-style-name="Standard" style:list-style-name="L2">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43" style:family="paragraph" style:parent-style-name="Standard" style:list-style-name="L3">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44" style:family="paragraph" style:parent-style-name="Standard" style:list-style-name="L4">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45" style:family="paragraph" style:parent-style-name="Standard" style:list-style-name="L3">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6" style:family="paragraph" style:parent-style-name="Standard" style:list-style-name="L4">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7" style:family="paragraph" style:parent-style-name="Standard" style:list-style-name="L5">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8" style:family="paragraph" style:parent-style-name="Standard" style:list-style-name="L3">
      <style:paragraph-properties fo:text-align="center" style:justify-single-word="false"/>
      <style:text-properties fo:font-style="normal" style:font-style-asian="normal" style:font-style-complex="normal"/>
    </style:style>
    <style:style style:name="P49" style:family="paragraph" style:parent-style-name="Standard" style:list-style-name="L3">
      <style:paragraph-properties fo:margin-left="0in" fo:margin-right="0in" fo:text-align="start" style:justify-single-word="false" fo:text-indent="0in" style:auto-text-indent="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0" style:family="paragraph" style:parent-style-name="Standard" style:list-style-name="L6">
      <style:paragraph-properties fo:margin-top="0in" fo:margin-bottom="0.0799in"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1" style:family="paragraph" style:parent-style-name="Standard" style:list-style-name="L12">
      <style:paragraph-properties fo:margin-top="0in" fo:margin-bottom="0.0799in" fo:text-align="center" style:justify-single-word="false">
        <style:tab-stops>
          <style:tab-stop style:position="3.5835in"/>
        </style:tab-stops>
      </style:paragraph-properties>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52" style:family="paragraph" style:parent-style-name="Standard" style:list-style-name="L10">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53" style:family="paragraph" style:parent-style-name="Standard" style:list-style-name="L6">
      <style:paragraph-properties fo:margin-top="0in" fo:margin-bottom="0.0799in"/>
      <style:text-properties style:font-name="Times New Roman1" fo:font-style="normal" fo:font-weight="normal" style:font-style-asian="normal" style:font-weight-asian="normal" style:font-style-complex="normal" style:font-weight-complex="normal"/>
    </style:style>
    <style:style style:name="P54" style:family="paragraph" style:parent-style-name="Standard" style:list-style-name="L7">
      <style:paragraph-properties fo:margin-top="0in" fo:margin-bottom="0.0799in" fo:text-align="center"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5" style:family="paragraph" style:parent-style-name="Standard" style:list-style-name="L8">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6" style:family="paragraph" style:parent-style-name="Standard" style:list-style-name="L7">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7" style:family="paragraph" style:parent-style-name="Standard" style:list-style-name="L9">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8" style:family="paragraph" style:parent-style-name="Standard" style:list-style-name="L11">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style:font-name-asian="Times New Roman1" style:font-style-asian="normal" style:font-name-complex="Times New Roman1"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text-position="-33% 58%"/>
    </style:style>
    <style:style style:name="T7" style:family="text">
      <style:text-properties style:text-position="-33% 58%" fo:font-size="18pt" style:font-size-asian="18pt" style:font-size-complex="18pt"/>
    </style:style>
    <style:style style:name="T8" style:family="text">
      <style:text-properties style:text-position="-33% 58%" fo:font-size="16pt" fo:font-style="italic" style:font-size-asian="16pt" style:font-style-asian="italic" style:font-size-complex="16pt" style:font-style-complex="italic"/>
    </style:style>
    <style:style style:name="T9" style:family="text">
      <style:text-properties style:text-position="-33% 58%" fo:font-size="16pt" style:font-size-asian="16pt" style:font-size-complex="16pt"/>
    </style:style>
    <style:style style:name="T10" style:family="text">
      <style:text-properties style:text-position="-33% 58%" fo:font-size="8pt" fo:font-style="italic" style:font-size-asian="8pt" style:font-style-asian="italic" style:font-size-complex="8pt" style:font-style-complex="italic"/>
    </style:style>
    <style:style style:name="T11" style:family="text">
      <style:text-properties style:text-position="-33% 58%" fo:font-size="12pt" style:font-size-asian="12pt" style:font-size-complex="12pt"/>
    </style:style>
    <style:style style:name="T12" style:family="text">
      <style:text-properties style:text-position="-33% 58%" fo:font-size="12pt" fo:font-style="italic" style:font-size-asian="12pt" style:font-style-asian="italic" style:font-size-complex="12pt" style:font-style-complex="italic"/>
    </style:style>
    <style:style style:name="T13" style:family="text">
      <style:text-properties style:text-position="-33% 58%" fo:font-size="14pt" fo:font-style="italic" style:font-size-asian="14pt" style:font-style-asian="italic" style:font-size-complex="14pt" style:font-style-complex="italic"/>
    </style:style>
    <style:style style:name="T14" style:family="text">
      <style:text-properties style:text-position="-33% 58%" fo:font-size="14pt" style:font-size-asian="14pt" style:font-size-complex="14pt"/>
    </style:style>
    <style:style style:name="T15" style:family="text">
      <style:text-properties style:text-position="-33% 58%" fo:font-style="italic" style:font-style-asian="italic" style:font-style-complex="italic"/>
    </style:style>
    <style:style style:name="T16" style:family="text">
      <style:text-properties style:text-position="-33% 58%" fo:font-style="normal" style:font-style-asian="normal" style:font-style-complex="normal"/>
    </style:style>
    <style:style style:name="T17" style:family="text">
      <style:text-properties style:text-position="sub 58%" fo:font-size="14pt" fo:font-style="italic" style:font-size-asian="14pt" style:font-style-asian="italic" style:font-size-complex="14pt" style:font-style-complex="italic"/>
    </style:style>
    <style:style style:name="T18" style:family="text">
      <style:text-properties style:text-position="sub 58%" fo:font-size="14pt" style:font-size-asian="14pt" style:font-size-complex="14pt"/>
    </style:style>
    <style:style style:name="T19" style:family="text">
      <style:text-properties style:text-position="sub 58%" fo:font-style="italic" style:font-style-asian="italic" style:font-style-complex="italic"/>
    </style:style>
    <style:style style:name="T20" style:family="text">
      <style:text-properties style:text-position="sub 58%" fo:font-size="16pt" fo:font-style="italic" style:font-size-asian="16pt" style:font-style-asian="italic" style:font-size-complex="16pt" style:font-style-complex="italic"/>
    </style:style>
    <style:style style:name="T21" style:family="text">
      <style:text-properties style:text-position="sub 58%" style:font-name="Times New Roman1" fo:font-style="italic" style:font-style-asian="italic" style:font-style-complex="italic"/>
    </style:style>
    <style:style style:name="T22" style:family="text">
      <style:text-properties style:text-position="sub 58%" style:font-name="Times New Roman1"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text-position="sub 58%" style:font-name="Times New Roman1"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style:text-position="sub 58%" style:font-name="Times New Roman" fo:font-style="italic" style:font-style-asian="italic" style:font-style-complex="italic"/>
    </style:style>
    <style:style style:name="T25" style:family="text">
      <style:text-properties style:text-position="sub 58%" style:font-name="Times New Roman" fo:font-size="14pt" style:font-name-asian="Times New Roman1" style:font-size-asian="14pt" style:font-name-complex="Times New Roman1" style:font-size-complex="14pt"/>
    </style:style>
    <style:style style:name="T26" style:family="text">
      <style:text-properties style:text-position="super 58%" fo:font-size="16pt" style:font-size-asian="16pt" style:font-size-complex="16pt"/>
    </style:style>
    <style:style style:name="T27" style:family="text">
      <style:text-properties style:text-position="super 58%" style:font-name="Times New Roman"/>
    </style:style>
    <style:style style:name="T28" style:family="text">
      <style:text-properties style:text-position="super 58%" style:font-name="Times New Roman" fo:font-size="14pt" fo:font-style="normal" style:font-name-asian="Times New Roman1" style:font-size-asian="14pt" style:font-style-asian="normal" style:font-name-complex="Times New Roman1" style:font-size-complex="14pt" style:font-style-complex="normal"/>
    </style:style>
    <style:style style:name="T29" style:family="text">
      <style:text-properties style:text-position="super 58%" fo:font-size="14pt" style:font-size-asian="14pt" style:font-size-complex="14pt"/>
    </style:style>
    <style:style style:name="T30" style:family="text">
      <style:text-properties style:text-position="super 58%" fo:font-size="14pt" fo:font-style="normal" style:font-size-asian="14pt" style:font-style-asian="normal" style:font-size-complex="14pt" style:font-style-complex="normal"/>
    </style:style>
    <style:style style:name="T31"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2" style:family="text">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33" style:family="text">
      <style:text-properties style:text-outline="false" style:text-line-through-style="none" style:font-name="Times New Roman" fo:font-size="12pt" fo:font-style="italic" fo:text-shadow="none" style:text-underline-style="none" style:font-name-asian="Times New Roman" style:font-size-asian="12pt" style:font-style-asian="italic" style:font-name-complex="Times New Roman" style:font-size-complex="12pt" style:font-style-complex="italic" style:text-emphasize="none" style:text-overline-style="none" style:text-overline-color="font-color"/>
    </style:style>
    <style:style style:name="T34" style:family="text">
      <style:text-properties style:text-outline="false" style:text-line-through-style="none" style:font-name="Times New Roman" fo:font-size="12pt" fo:text-shadow="none" style:text-underline-style="none" style:font-name-asian="Times New Roman" style:font-size-asian="12pt" style:font-name-complex="Times New Roman" style:font-size-complex="12pt" style:text-emphasize="none" style:text-overline-style="none" style:text-overline-color="font-color"/>
    </style:style>
    <style:style style:name="T35"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6" style:family="text">
      <style:text-properties style:text-outline="false" style:text-line-through-style="none" style:font-name="Times New Roman" fo:text-shadow="none" style:text-underline-style="none" style:font-name-asian="Times New Roman" style:font-name-complex="Times New Roman" style:text-emphasize="none" style:text-overline-style="none" style:text-overline-color="font-color"/>
    </style:style>
    <style:style style:name="T37" style:family="text">
      <style:text-properties style:text-outline="false" style:text-line-through-style="none" style:font-name="Times New Roman1" fo:font-size="12pt" fo:text-shadow="none" style:text-underline-style="none" fo:font-weight="normal" style:font-name-asian="Times New Roman" style:font-size-asian="12pt" style:font-weight-asian="normal" style:font-name-complex="Times New Roman" style:font-size-complex="12pt" style:font-weight-complex="normal" style:text-emphasize="none" style:text-overline-style="none" style:text-overline-color="font-color"/>
    </style:style>
    <style:style style:name="T38" style:family="text">
      <style:text-properties style:text-outline="false" style:text-line-through-style="none"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39" style:family="text">
      <style:text-properties style:text-outline="false" style:text-line-through-style="none" style:font-name="Times New Roman1" fo:text-shadow="none" style:text-underline-style="none" style:font-name-asian="Times New Roman" style:font-name-complex="Times New Roman" style:text-emphasize="none" style:text-overline-style="none" style:text-overline-color="font-color"/>
    </style:style>
    <style:style style:name="T40" style:family="text">
      <style:text-properties style:text-outline="false" style:text-line-through-style="none" style:text-position="sub 58%" style:font-name="Times New Roman1" fo:font-style="italic" fo:text-shadow="none" style:text-underline-style="none" style:font-name-asian="Times New Roman" style:font-style-asian="italic" style:font-name-complex="Times New Roman" style:font-style-complex="italic" style:text-emphasize="none" style:text-overline-style="none" style:text-overline-color="font-color"/>
    </style:style>
    <style:style style:name="T41" style:family="text">
      <style:text-properties style:text-outline="false" style:text-line-through-style="none" style:text-position="sub 58%" fo:font-size="14pt" fo:font-style="italic" fo:text-shadow="none" style:text-underline-style="none" style:font-name-asian="Times New Roman" style:font-size-asian="14pt" style:font-style-asian="italic" style:font-name-complex="Times New Roman" style:font-size-complex="14pt" style:font-style-complex="italic" style:text-emphasize="none" style:text-overline-style="none" style:text-overline-color="font-color"/>
    </style:style>
    <style:style style:name="T42" style:family="text">
      <style:text-properties style:text-outline="false" style:text-line-through-style="none" style:text-position="sub 58%" fo:font-size="14pt" fo:text-shadow="none" style:text-underline-style="none" style:font-name-asian="Times New Roman" style:font-size-asian="14pt" style:font-name-complex="Times New Roman" style:font-size-complex="14pt" style:text-emphasize="none" style:text-overline-style="none" style:text-overline-color="font-color"/>
    </style:style>
    <style:style style:name="T43" style:family="text">
      <style:text-properties style:text-outline="false" style:text-line-through-style="none" style:text-position="sub 58%" style:font-name="Times New Roman" fo:font-size="14pt" fo:font-style="italic" fo:text-shadow="none" style:text-underline-style="none" style:font-name-asian="Times New Roman" style:font-size-asian="14pt" style:font-style-asian="italic" style:font-name-complex="Times New Roman" style:font-size-complex="14pt" style:font-style-complex="italic" style:text-emphasize="none" style:text-overline-style="none" style:text-overline-color="font-color"/>
    </style:style>
    <style:style style:name="T44" style:family="text">
      <style:text-properties style:text-outline="false" style:text-line-through-style="none" style:text-position="sub 58%"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45" style:family="text">
      <style:text-properties style:text-outline="false" style:text-line-through-style="none" style:text-position="sub 58%" style:font-name="Times New Roman" fo:font-size="16pt" fo:font-style="italic" fo:text-shadow="none" style:text-underline-style="none" style:font-name-asian="Times New Roman" style:font-size-asian="16pt" style:font-style-asian="italic" style:font-name-complex="Times New Roman" style:font-size-complex="16pt" style:font-style-complex="italic" style:text-emphasize="none" style:text-overline-style="none" style:text-overline-color="font-color"/>
    </style:style>
    <style:style style:name="T46" style:family="text">
      <style:text-properties style:text-outline="false" style:text-line-through-style="none" style:text-position="sub 58%"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47" style:family="text">
      <style:text-properties style:text-outline="false" style:text-line-through-style="none" style:text-position="-33% 58%" style:font-name="Times New Roman1"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48" style:family="text">
      <style:text-properties style:text-outline="false" style:text-line-through-style="none" style:text-position="-33% 58%" style:font-name="Times New Roman1"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49" style:family="text">
      <style:text-properties style:text-outline="false" style:text-line-through-style="none" style:text-position="-33% 58%"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50" style:family="text">
      <style:text-properties style:text-outline="false" style:text-line-through-style="none" style:text-position="-33% 58%" fo:font-size="12pt" fo:font-style="italic" fo:text-shadow="none" style:text-underline-style="none" style:font-name-asian="Times New Roman" style:font-size-asian="12pt" style:font-style-asian="italic" style:font-name-complex="Times New Roman" style:font-size-complex="12pt" style:font-style-complex="italic" style:text-emphasize="none" style:text-overline-style="none" style:text-overline-color="font-color"/>
    </style:style>
    <style:style style:name="T51" style:family="text">
      <style:text-properties style:text-outline="false" style:text-line-through-style="none" style:text-position="-33% 58%" fo:font-size="12pt" fo:text-shadow="none" style:text-underline-style="none" fo:font-weight="normal" style:font-name-asian="Times New Roman" style:font-size-asian="12pt" style:font-weight-asian="normal" style:font-name-complex="Times New Roman" style:font-size-complex="12pt" style:font-weight-complex="normal" style:text-emphasize="none" style:text-overline-style="none" style:text-overline-color="font-color"/>
    </style:style>
    <style:style style:name="T52" style:family="text">
      <style:text-properties style:text-outline="false" style:text-line-through-style="none" style:text-position="-33% 58%" fo:font-size="12pt" fo:text-shadow="none" style:text-underline-style="none" style:font-name-asian="Times New Roman" style:font-size-asian="12pt" style:font-name-complex="Times New Roman" style:font-size-complex="12pt" style:text-emphasize="none" style:text-overline-style="none" style:text-overline-color="font-color"/>
    </style:style>
    <style:style style:name="T53" style:family="text">
      <style:text-properties style:text-outline="false" style:text-line-through-style="none" style:text-position="-33% 58%"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54" style:family="text">
      <style:text-properties style:text-outline="false" style:text-line-through-style="none" style:text-position="-33% 58%" fo:font-size="16pt" fo:font-style="italic" fo:text-shadow="none" style:text-underline-style="none" style:font-name-asian="Times New Roman" style:font-size-asian="16pt" style:font-style-asian="italic" style:font-name-complex="Times New Roman" style:font-size-complex="16pt" style:font-style-complex="italic" style:text-emphasize="none" style:text-overline-style="none" style:text-overline-color="font-color"/>
    </style:style>
    <style:style style:name="T55" style:family="text">
      <style:text-properties style:text-outline="false" style:text-line-through-style="none"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56" style:family="text">
      <style:text-properties style:text-outline="false" style:text-line-through-style="none" fo:font-size="12pt" fo:font-style="italic" fo:text-shadow="none" style:text-underline-style="none" style:font-name-asian="Times New Roman" style:font-size-asian="12pt" style:font-style-asian="italic" style:font-name-complex="Times New Roman" style:font-size-complex="12pt" style:font-style-complex="italic" style:text-emphasize="none" style:text-overline-style="none" style:text-overline-color="font-color"/>
    </style:style>
    <style:style style:name="T57" style:family="text">
      <style:text-properties style:text-outline="false" style:text-line-through-style="none" fo:font-size="12pt" fo:text-shadow="none" style:text-underline-style="none" fo:font-weight="normal" style:font-name-asian="Times New Roman" style:font-size-asian="12pt" style:font-weight-asian="normal" style:font-name-complex="Times New Roman" style:font-size-complex="12pt" style:font-weight-complex="normal" style:text-emphasize="none" style:text-overline-style="none" style:text-overline-color="font-color"/>
    </style:style>
    <style:style style:name="T58" style:family="text">
      <style:text-properties style:text-outline="false" style:text-line-through-style="none" fo:font-size="12pt" fo:text-shadow="none" style:text-underline-style="none" style:font-name-asian="Times New Roman" style:font-size-asian="12pt" style:font-name-complex="Times New Roman" style:font-size-complex="12pt" style:text-emphasize="none" style:text-overline-style="none" style:text-overline-color="font-color"/>
    </style:style>
    <style:style style:name="T59" style:family="text">
      <style:text-properties style:text-outline="false" style:text-line-through-style="none"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60" style:family="text">
      <style:text-properties style:text-outline="false" style:text-line-through-style="none" fo:font-size="14pt" fo:font-style="italic" fo:text-shadow="none" style:text-underline-style="none" style:font-name-asian="Times New Roman" style:font-size-asian="14pt" style:font-style-asian="italic" style:font-name-complex="Times New Roman" style:font-size-complex="14pt" style:font-style-complex="italic" style:text-emphasize="none" style:text-overline-style="none" style:text-overline-color="font-color"/>
    </style:style>
    <style:style style:name="T61" style:family="text">
      <style:text-properties style:text-outline="false" style:text-line-through-style="none" fo:font-size="14pt" fo:text-shadow="none" style:text-underline-style="none" style:font-name-asian="Times New Roman" style:font-size-asian="14pt" style:font-name-complex="Times New Roman" style:font-size-complex="14pt" style:text-emphasize="none" style:text-overline-style="none" style:text-overline-color="font-color"/>
    </style:style>
    <style:style style:name="T62" style:family="text">
      <style:text-properties style:text-outline="false" style:text-line-through-style="none" fo:font-style="italic" fo:text-shadow="none" style:text-underline-style="none" style:font-name-asian="Times New Roman" style:font-style-asian="italic" style:font-name-complex="Times New Roman" style:font-style-complex="italic" style:text-emphasize="none" style:text-overline-style="none" style:text-overline-color="font-color"/>
    </style:style>
    <style:style style:name="T63" style:family="text">
      <style:text-properties style:text-outline="false" style:text-line-through-style="none" fo:text-shadow="none" style:text-underline-style="none" style:font-name-asian="Times New Roman" style:font-name-complex="Times New Roman" style:text-emphasize="none" style:text-overline-style="none" style:text-overline-color="font-color"/>
    </style:style>
    <style:style style:name="T64" style:family="text">
      <style:text-properties style:text-outline="false" style:text-line-through-style="none" style:text-position="super 58%"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65" style:family="text">
      <style:text-properties fo:font-size="8pt" style:font-size-asian="8pt" style:font-size-complex="8pt"/>
    </style:style>
    <style:style style:name="T66" style:family="text">
      <style:text-properties fo:font-size="8pt" fo:font-style="italic" style:font-size-asian="8pt" style:font-style-asian="italic" style:font-size-complex="8pt" style:font-style-complex="italic"/>
    </style:style>
    <style:style style:name="T67" style:family="text">
      <style:text-properties fo:color="#333333" style:font-weight-asian="normal" style:font-weight-complex="normal"/>
    </style:style>
    <style:style style:name="T68" style:family="text">
      <style:text-properties fo:color="#333333" fo:font-size="12pt" style:font-size-asian="12pt" style:font-weight-asian="normal" style:font-size-complex="12pt" style:font-weight-complex="normal"/>
    </style:style>
    <style:style style:name="T69" style:family="text">
      <style:text-properties fo:color="#333333" style:text-position="33% 80%" style:font-weight-asian="normal" style:font-weight-complex="normal"/>
    </style:style>
    <style:style style:name="T70" style:family="text">
      <style:text-properties fo:color="#333333" style:text-position="-33% 80%" style:font-weight-asian="normal" style:font-weight-complex="normal"/>
    </style:style>
    <style:style style:name="T71" style:family="text">
      <style:text-properties fo:color="#000000" style:text-line-through-style="none" fo:font-size="12pt" style:text-underline-style="none" style:text-blinking="false" style:font-size-asian="12pt" style:font-weight-asian="normal" style:font-size-complex="12pt" style:font-weight-complex="normal"/>
    </style:style>
    <style:style style:name="T72" style:family="text">
      <style:text-properties fo:font-variant="normal" fo:text-transform="none" fo:color="#333333" style:text-outline="false" style:text-line-through-style="none" style:font-name="Times New Roman" fo:letter-spacing="normal" fo:text-shadow="none" style:text-underline-style="none" style:font-name-asian="Times New Roman" style:font-name-complex="Times New Roman" style:text-emphasize="none" style:text-overline-style="none" style:text-overline-color="font-color"/>
    </style:style>
    <style:style style:name="T73" style:family="text">
      <style:text-properties fo:font-variant="normal" fo:text-transform="none" fo:color="#000000" style:text-outline="false" style:text-line-through-style="none" style:font-name="Times New Roman" fo:letter-spacing="normal" fo:text-shadow="none" style:text-underline-style="none" style:text-blinking="false" style:font-name-asian="Times New Roman" style:font-name-complex="Times New Roman" style:text-emphasize="none" style:text-overline-style="none" style:text-overline-color="font-color"/>
    </style:style>
    <style:style style:name="T74" style:family="text">
      <style:text-properties fo:font-variant="normal" fo:text-transform="none" fo:color="#000000" style:font-name="Times New Roman2" fo:letter-spacing="normal"/>
    </style:style>
    <style:style style:name="T75" style:family="text">
      <style:text-properties fo:font-variant="normal" fo:text-transform="none" fo:color="#000000" style:font-name="Times New Roman" fo:letter-spacing="normal"/>
    </style:style>
    <style:style style:name="T76" style:family="text">
      <style:text-properties fo:font-variant="normal" fo:text-transform="none" fo:color="#000000" style:font-name="Times New Roman" fo:letter-spacing="normal" fo:font-style="italic" style:font-style-asian="italic" style:font-style-complex="italic"/>
    </style:style>
    <style:style style:name="T77" style:family="text">
      <style:text-properties fo:font-variant="normal" fo:text-transform="none" fo:color="#000000" style:text-position="sub 58%" style:font-name="Times New Roman" fo:letter-spacing="normal" fo:font-style="italic" style:font-style-asian="italic" style:font-style-complex="italic"/>
    </style:style>
    <style:style style:name="T78" style:family="text">
      <style:text-properties style:font-name="Times New Roman1"/>
    </style:style>
    <style:style style:name="T79" style:family="text">
      <style:text-properties style:font-name="Times New Roman1" fo:font-style="italic" style:font-style-asian="italic" style:font-style-complex="italic"/>
    </style:style>
    <style:style style:name="T80" style:family="text">
      <style:text-properties style:font-name="Times New Roman1" fo:font-style="italic" fo:font-weight="normal" style:font-style-asian="italic" style:font-weight-asian="normal" style:font-style-complex="italic" style:font-weight-complex="normal"/>
    </style:style>
    <style:style style:name="T81" style:family="text">
      <style:text-properties style:font-name="Times New Roman1" fo:font-style="normal" fo:font-weight="normal" style:font-style-asian="normal" style:font-weight-asian="normal" style:font-style-complex="normal" style:font-weight-complex="normal"/>
    </style:style>
    <style:style style:name="T82"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83" style:family="text">
      <style:text-properties style:text-position="33% 58%" style:font-name="Times New Roman1" fo:font-size="18pt" fo:font-style="italic" style:font-size-asian="18pt" style:font-style-asian="italic" style:font-size-complex="18pt" style:font-style-complex="italic"/>
    </style:style>
    <style:style style:name="T84" style:family="text">
      <style:text-properties fo:font-size="12pt" fo:font-style="italic" style:font-size-asian="12pt" style:font-style-asian="italic" style:font-size-complex="12pt" style:font-style-complex="italic"/>
    </style:style>
    <style:style style:name="T85" style:family="text">
      <style:text-properties fo:font-size="12pt" style:font-size-asian="12pt" style:font-size-complex="12pt"/>
    </style:style>
    <style:style style:name="T86" style:family="text">
      <style:text-properties fo:font-weight="bold" style:font-weight-asian="bold" style:font-weight-complex="bold"/>
    </style:style>
    <style:style style:name="T87" style:family="text">
      <style:text-properties style:text-position="0% 100%" style:font-name="Times New Roman" fo:font-size="12pt" style:font-size-asian="12pt" style:font-size-complex="12pt"/>
    </style:style>
    <style:style style:name="T88" style:family="text">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T89" style:family="text">
      <style:text-properties style:font-name="TimesNewRoman,Bold" fo:font-size="12pt" fo:font-weight="bold" style:font-name-asian="TimesNewRoman,Bold" style:font-size-asian="12pt" style:font-weight-asian="bold" style:font-name-complex="TimesNewRoman,Bold" style:font-size-complex="12pt" style:font-weight-complex="bold"/>
    </style:style>
    <style:style style:name="T90" style:family="text">
      <style:text-properties style:font-name="Symbol" fo:font-size="11pt" style:font-size-asian="11pt" style:font-size-complex="11pt"/>
    </style:style>
    <style:style style:name="T91" style:family="text">
      <style:text-properties style:font-name="Times New Roman"/>
    </style:style>
    <style:style style:name="T92" style:family="text">
      <style:text-properties style:font-name="Times New Roman" fo:font-style="italic" style:font-style-asian="italic" style:font-style-complex="italic"/>
    </style:style>
    <style:style style:name="T93" style:family="text">
      <style:text-properties style:font-name="Times New Roman" fo:font-style="normal" style:font-name-asian="Times New Roman1" style:font-style-asian="normal" style:font-name-complex="Times New Roman1" style:font-style-complex="normal"/>
    </style:style>
    <style:style style:name="T94" style:family="text">
      <style:text-properties style:font-name="Times New Roman" style:font-name-asian="Times New Roman1" style:font-name-complex="Times New Roman1"/>
    </style:style>
    <style:style style:name="T95" style:family="text">
      <style:text-properties fo:font-size="14pt" style:font-size-asian="14pt" style:font-size-complex="14pt"/>
    </style:style>
    <style:style style:name="T96" style:family="text">
      <style:text-properties fo:font-size="14pt" fo:font-style="normal" style:font-size-asian="14pt" style:font-style-asian="normal" style:font-size-complex="14pt" style:font-style-complex="normal"/>
    </style:style>
    <style:style style:name="T97" style:family="text">
      <style:text-properties fo:font-size="14pt" fo:font-style="italic" style:font-size-asian="14pt" style:font-style-asian="italic" style:font-size-complex="14pt"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Temperature Distributions in the Protosatellite Disks of</text:p>
      <text:p text:style-name="P17">Uranus, Jupiter, Neptune and Saturn and Common</text:p>
      <text:p text:style-name="P17">Structure in Their Satellite Systems </text:p>
      <text:p text:style-name="P17"/>
      <text:p text:style-name="P17">James C. Lombardi Sr. Professor Emeritus, </text:p>
      <text:p text:style-name="P16">Physics Department, Allegheny College, Meadville, PA, USA; james.lombardi@allegheny.edu </text:p>
      <text:p text:style-name="P16"/>
      <text:p text:style-name="P17">ABSTRACT </text:p>
      <text:p text:style-name="P17"/>
      <text:p text:style-name="P16">This paper begins by demonstrating that the sizes of the orbital radii of all of Jupiter's regular satellites are linearly related to sizes of the orbital radii of a certain set of Uranian regular satellites. <text:s/>A similar situation is true for the regular Neptunian satellites and a different set of Uranian regular satellites. These linear relationships are possibly due to a common mechanism and provide impetus for the present investigation. <text:s text:c="4"/></text:p>
      <text:p text:style-name="P16"/>
      <text:p text:style-name="P16">Subsequently orbital radii of regular satellites of Uranus and Saturn are found to be related to energies of photons in certain ranges of the spectra of molecular and atomic hydrogen and ultimately to specific temperatures in the protosatellite disk of each planet. <text:s/>In this model thermal energy is extracted from each disk due to resonance at specific radii where there are matches between discrete energies of photons in the disk and the temperatures at certain radii in the disk. <text:s/>Presumably matter accumulates at these radii, and satellites and rings are ultimately formed. Stimulated radiative molecular association (SRMA) among the photons and atoms in each disk provides the mechanism for resonance. <text:s/></text:p>
      <text:p text:style-name="P16"/>
      <text:p text:style-name="P16"><text:span text:style-name="T31">Temperature distributions (TD's) are determined for the protosatellite disks of the giant gas planets of the solar system at the time when their satellites begin their evolution. Also common</text:span> structures in the <text:s/>satellite systems of Uranus, Jupiter and Neptune are explained as well as the existence of Saturn's complicated ring system. </text:p>
      <text:p text:style-name="P16"/>
      <text:p text:style-name="P16">KEYWORDS: planets, protoplanets, protosatellites, protoplanetary disks, subnebula, atoms, molecules, spectra, satellite systems </text:p>
      <text:p text:style-name="P16"/>
      <text:p text:style-name="P17">1. INTRODUCTION </text:p>
      <text:p text:style-name="P15"/>
      <text:p text:style-name="P15">This paper is a revision of the paper by the same author written in 2015 titled “Stimulated Radiative Molecular Association in the Early Solar System: Orbital Radii of Satellites of Uranus, Jupiter, Neptune, and Saturn” (referred to as P1(2015)). <text:s/>Both versions derive temperature distributions (TD's) of the protosatellite disks (subnebula) of Uranus, Jupiter, Neptune and Saturn and explain the satellite systems of the giant gas planets of the solar system. The main differences in the two papers are: <text:s/>1. The derivation for the Uranian TD is improved in the revision. <text:s/>2. In P1(2015) the TD for the complete region of Saturn's rings is not determined but it is in this revision. <text:s/></text:p>
      <text:p text:style-name="P1"/>
      <text:p text:style-name="P15">Regular satellites of a planet have orbits with small eccentricities and inclinations relative to the planet's equatorial plane. Sections 2.1 and 2.2 introduce interesting relationships among the orbital radii of regular satellites and rings of the giant gas planets in the solar system. Subsequent sections present a possible explanation for these relationships assuming each young gas planet (protoplanet) has a protosatellite disk around it with a radially dependent temperature. In this model regular satellites are formed where disk temperatures have values that are resonant with specific energies of photons that exist in the disk.<text:span text:style-name="T1"> Resonance is supplied by the mechanism of stimulated radiative association of molecules (SRMA). </text:span></text:p>
      <text:p text:style-name="P17"><text:soft-page-break/><text:span text:style-name="T1">2. </text:span>RESULTS and DISCUSSION</text:p>
      <text:list xml:id="list6628626142569825762" text:style-name="L1">
        <text:list-item>
          <text:list>
            <text:list-item>
              <text:list>
                <text:list-item>
                  <text:list>
                    <text:list-item>
                      <text:list>
                        <text:list-item>
                          <text:list>
                            <text:list-item>
                              <text:list>
                                <text:list-item>
                                  <text:list>
                                    <text:list-item>
                                      <text:list>
                                        <text:list-item>
                                          <text:list>
                                            <text:list-header>
                                              <text:p text:style-name="P41"/>
                                            </text:list-header>
                                          </text:list>
                                        </text:list-item>
                                      </text:list>
                                    </text:list-item>
                                  </text:list>
                                </text:list-item>
                              </text:list>
                            </text:list-item>
                          </text:list>
                        </text:list-item>
                      </text:list>
                    </text:list-item>
                  </text:list>
                </text:list-item>
              </text:list>
            </text:list-item>
          </text:list>
        </text:list-item>
      </text:list>
      <text:p text:style-name="P19">2.1. Comparing Orbital Radii of Satellites of Uranus, Jupiter and Neptune</text:p>
      <text:p text:style-name="P15"/>
      <text:p text:style-name="P18">The present investigation deals with regular satellites, and from this point on “satellite” is generally understood to mean a regular satellite or ring in the systems of Uranus, Jupiter, Neptune, or Saturn. <text:s/>Table 1 contains the names of the known regular satellites of Uranus, Jupiter, and Neptune and their orbital radii (lengths of the semi-major axis) in units of <text:s/><text:span text:style-name="T5">R</text:span><text:span text:style-name="T19">U <text:s/></text:span>= 25,559 km, <text:span text:style-name="T5">R</text:span><text:span text:style-name="T19">J</text:span> <text:s/>= 71,492 km and <text:span text:style-name="T5">R</text:span><text:span text:style-name="T19">N</text:span> <text:s/>= 24,766 km, the equatorial radii Uranus, Jupiter and Neptune respectively (NASA 2021). <text:s/>In the case of Uranus, satellites with orbital radii less than r/<text:span text:style-name="T5">R</text:span><text:span text:style-name="T19">U</text:span> = 2.3 are not listed in Table 1 but are considered in section 2.9? and Tables 5? and 6?. <text:s/>For Jupiter and Neptune all of the known regular satellites are listed. <text:s/><text:span text:style-name="T2">Values for the i</text:span>ndex <text:span text:style-name="T5">i</text:span> are listed in the first column of the table. <text:s/><text:span text:style-name="T1">It will become apparent why the indices have their listed values in later sections of this paper. </text:span><text:s/>All satellites and orbital radii in the same row are associated with the same value of <text:span text:style-name="T5">i</text:span>. <text:span text:style-name="T86"><text:s/></text:span></text:p>
      <text:p text:style-name="P7"/>
      <text:p text:style-name="P7">Note that Cupid in the Uranian system does not have a value of <text:span text:style-name="T5">i</text:span> assigned to it in Table 1 nor is it included in future analysis. The reasoning for this is discussed in sections 2.2 and 2.8. <text:s/>Also Hippocamp is assigned the index <text:span text:style-name="T5">i</text:span> = 15 in Table 1. <text:s/>A data point depending on Hippocamp's orbital radius is plotted in Figure 2 <text:s/>but it is not included in the fit in Figure 2. The reasoning for this is discussed in section 2.2.</text:p>
      <text:p text:style-name="P7"/>
      <text:p text:style-name="P7">By trial and error, it is determined that associating indices and orbital radii in this way allows us to establish some useful relationships. <text:s/>Figure 1 is a graph of orbital radii of Uranian satellites verses the orbital radii of the Jovian satellites<text:span text:style-name="T5">. </text:span><text:span text:style-name="T2">Each point is for the two radii with the same </text:span><text:span text:style-name="T5">i</text:span><text:span text:style-name="T2"> value.</text:span> No other set of pairings of Uranian and Jovian satellite orbital radii is found to produce a graph that is fitted so well by a straight line. </text:p>
      <text:p text:style-name="Standard"/>
      <text:p text:style-name="Standard"><text:span text:style-name="T2">Figure 2 is a graph that is similar to Figure 1 except Figure 2 is for Uranian and Neptunian satellites</text:span><text:span text:style-name="T5">. </text:span><text:span text:style-name="T2">The graph is also well fitted by a straight line except for the Mab-Hippocamp point where </text:span></text:p>
      <text:p text:style-name="Standard"><text:span text:style-name="T5">i</text:span><text:span text:style-name="T2"> = 15 as indicated in Table 1. <text:s/></text:span></text:p>
      <text:p text:style-name="P3"/>
      <text:p text:style-name="P3">The equations of the best-fit lines to the graphs in Figs. 1 and 2 are</text:p>
      <text:p text:style-name="P6"><text:tab/><text:tab/><text:tab/><text:tab/><text:span text:style-name="T5">R</text:span><text:span text:style-name="T8">ui</text:span><text:span text:style-name="T7"> </text:span>= <text:s/>1.924 + 0.574 <text:span text:style-name="T5">R</text:span><text:span text:style-name="T8">ji</text:span><text:tab/><text:tab/><text:tab/><text:tab/>(1)</text:p>
      <text:p text:style-name="P6">and<text:tab/><text:tab/><text:tab/><text:tab/><text:span text:style-name="T5">R</text:span><text:span text:style-name="T8">ui</text:span> = <text:s/>0.524 + 0.960 <text:span text:style-name="T5">R</text:span><text:span text:style-name="T8">ni</text:span><text:span text:style-name="T10"> <text:s/></text:span>,<text:tab/><text:tab/><text:tab/><text:tab/>(2) </text:p>
      <text:p text:style-name="P3">where <text:span text:style-name="T5">R</text:span><text:span text:style-name="T8">ui</text:span><text:span text:style-name="T7"> </text:span>is defined as the orbital radius of the <text:span text:style-name="T5">i</text:span><text:span text:style-name="T66"> </text:span><text:span text:style-name="T26">th</text:span> Uranian satellite in units of km divided by <text:span text:style-name="T5">R</text:span><text:span text:style-name="T17">U </text:span>.</text:p>
      <text:p text:style-name="P3">Similar definitions hold for <text:span text:style-name="T5">R</text:span><text:span text:style-name="T8">ji </text:span>and <text:span text:style-name="T5">R</text:span><text:span text:style-name="T8">ni</text:span><text:span text:style-name="T10"> </text:span>. <text:s/>Ring Galle in Neptune's system lies inside the innermost satellite. <text:s/>Its width is large and optical depth low (NASA 2021). <text:s/>Ring Galle is not included in the present analysis. </text:p>
      <text:p text:style-name="P2">2.2. Details Concerning Cupid and Hippocamp</text:p>
      <text:p text:style-name="P3"/>
      <text:p text:style-name="P4">We mentioned above that Cupid in the Uranian system does not have a value of <text:span text:style-name="T5">i</text:span> assigned to it in Table 1 nor is it included in future analysis. <text:s/>Cupid, Belinda <text:span text:style-name="T5">(i</text:span> = 11) and Perdita (<text:span text:style-name="T5">i </text:span>= 12) are part of a triplet with each member having nearly the same orbital radius. <text:s/>This triplet is associated with doublets in the system of Jovian and Neptunian systems. If we assign a value of <text:span text:style-name="T5">i</text:span> to each of the three satellites in the triplet our indexing system does not work and we don't arrive at good linear fits as seen in Figures 1 and 2. Maybe sometime during the evolution of a doublet in the Uranian system the two members <text:soft-page-break/>collide resulting in the triplet as seen in Table 1.</text:p>
      <text:p text:style-name="P4"/>
      <text:p text:style-name="P9">The Mab-Hippocamp point (where <text:span text:style-name="T5">i</text:span> =15 for both satellites) in Figure 2 is far from the linear fit. <text:s/>Mab's orbital radius together with Thebe's orbital radius creates a point in Figure 1. Because all the points in Figure 1 (including Mab's) are well fitted by a straight line, it must be the Mab-Hippocamp point in Figure 2 is not positioned well because of the value of Hippocamp's orbital radius, not Mab's. Table 2 indicates that Hippocamp's mass is small compared to the masses of the other nearby satellites. Perhaps Hippocamp's small mass plays a role in its outward satellite migration. <text:s/>Figure 2 indicates it's migration seemingly starts from a distance of about 3.45<text:span text:style-name="T5">R</text:span><text:span text:style-name="T17">N</text:span><text:span text:style-name="T5"> </text:span>from the center of Neptune. Its present day orbital radius is 4.25<text:span text:style-name="T5">R</text:span><text:span text:style-name="T17">N</text:span>.</text:p>
      <text:list xml:id="list849882633634130816" text:style-name="L2">
        <text:list-item>
          <text:list>
            <text:list-header>
              <text:p text:style-name="P42">2.3. Eqs. (1) &amp; (2) as Transformation </text:p>
              <text:p text:style-name="P42">Equations for Orbital Radii</text:p>
            </text:list-header>
          </text:list>
        </text:list-item>
      </text:list>
      <text:p text:style-name="P8"/>
      <text:p text:style-name="P8">Consider Table 1. The Jovian distribution of orbital radii starts with <text:span text:style-name="T5">R</text:span><text:span text:style-name="T20">j</text:span><text:span text:style-name="T17">11</text:span> and ends with <text:span text:style-name="T5">R</text:span><text:span text:style-name="T20">j</text:span><text:span text:style-name="T17">19</text:span><text:span text:style-name="T65"> </text:span>. We can scale and shift the radial coordinates that describe the Jovian system so all the <text:span text:style-name="T5">R</text:span><text:span text:style-name="T20">ji</text:span> <text:s/>from <text:span text:style-name="T5">R</text:span><text:span text:style-name="T20">j</text:span><text:span text:style-name="T17">11</text:span> to <text:span text:style-name="T5">R</text:span><text:span text:style-name="T20">j</text:span><text:span text:style-name="T17">19</text:span><text:span text:style-name="T65"> <text:s/></text:span>span the same radial coordinate system as does the portion of the Uranian system from <text:span text:style-name="T5">R</text:span><text:span text:style-name="T20">u</text:span><text:span text:style-name="T17">11</text:span> to <text:span text:style-name="T5">R</text:span><text:span text:style-name="T20">u</text:span><text:span text:style-name="T17">19</text:span><text:span text:style-name="T65"> </text:span>. <text:s/>The 0.574<text:span text:style-name="T5">R</text:span><text:span text:style-name="T20">ji</text:span><text:span text:style-name="T5"> </text:span>term in Eq. (1) scales the radial distance associated with the <text:span text:style-name="T5">R</text:span><text:span text:style-name="T20">ji</text:span><text:span text:style-name="T5"> </text:span>and the constant 1.924 shifts the origin of the system. Therefore if we substitute a value of <text:s/><text:span text:style-name="T5">R</text:span><text:span text:style-name="T20">ji</text:span> into Eq. (1) we calculate a transformed value of <text:span text:style-name="T5">R</text:span><text:span text:style-name="T20">ji </text:span><text:s/>(call it <text:span text:style-name="T5">R</text:span><text:span text:style-name="T17">T</text:span><text:span text:style-name="T20">ji</text:span>) that is close to the corresponding value of <text:span text:style-name="T5">R</text:span><text:span text:style-name="T20">ui</text:span>. <text:s/>The same idea holds for the transformation of the <text:span text:style-name="T5">R</text:span><text:span text:style-name="T20">ni</text:span> values <text:s/>(call each one <text:span text:style-name="T5">R</text:span><text:span text:style-name="T17">T</text:span><text:span text:style-name="T20">ni</text:span>). Tables 1, 4 and 5 contain the orbital radii for the known regular satellites of Uranus, Jupitor and Neptune along with the transformed orbital radii of the Jovian and Neptunian satellites. <text:s/></text:p>
      <text:p text:style-name="P8"/>
      <text:p text:style-name="P8">To visualize the usefulness of transformed orbital radii consider Figure (3). <text:s/>The top line graph is the Neptunian distribution after orbital radii are transformed using Eq. (2). <text:s/>The middle line graph is the Jovian distribution after orbital radii are transformed using Eq. (1). <text:s/>The bottom line is the Uranian distribution with all of its satellite radii plotted not just those that overlap with the Neptunian and Jovian satellites. Notice the Neptunian and Jovian line graphs have points (actually vertical lines or large dots) that line up closely with radii in the Uranian distribution and also with each other. The single exception is Hippocamp's <text:s/>point as we expect it to be. <text:s/></text:p>
      <text:p text:style-name="P8"/>
      <text:p text:style-name="P8">The position of the surfaces of Jupiter and Neptune are each determined by substituting the number 1 into the right side of Eq. (1) and Eq. (2) respectively. <text:s/>The transformed surface radial coordinates for the Jovian disk and the Neptunian disk are 2.498 and 1.484 respectively. These are both compared to the Uranian surface coordinate of 1. <text:s/>The fact that they are considerably larger than 1 helps to explain why there are fewer satellite's in the Jovian and Neptunian systems than in the Uranian system.</text:p>
      <text:p text:style-name="P8"/>
      <text:p text:style-name="P8">In Figure 3 the large dots in the Uranian line graph correspond to what are called Uranus's major satellites (NASA 2021). <text:s/>In the Jovian graph large dots represent the large Galilean satellites. <text:s/>In the Neptunian graph Proteus is by far the most massive regular satellite as seen in Table 2. <text:s/>We observe the most massive satellites exist at and beyond orbital radii for which <text:span text:style-name="T5">i</text:span> = 16. <text:s/>Later discussions in the present investigation will link distributions of satellite orbital radii to protosatellite disks. This linkage indicates that massive satellites are created in similar regions of protosatellite disks. </text:p>
      <text:p text:style-name="P12"/>
      <text:p text:style-name="P12"/>
      <text:list xml:id="list3456965127030628627" text:style-name="L3">
        <text:list-item>
          <text:list>
            <text:list-header>
              <text:p text:style-name="P48"><text:span text:style-name="T5">2.4. A </text:span><text:span text:style-name="T32">Model that Explains Why There are Good Linear </text:span></text:p>
              <text:p text:style-name="P43"><text:soft-page-break/>Fits to the Data in Figures 1 and 2 and Explains </text:p>
              <text:p text:style-name="P43">Observed Structure in Planetary Systems</text:p>
              <text:p text:style-name="P45"/>
              <text:p text:style-name="P49">Two possibilities are associated with the fact that the linear fits (Eqs (1) and (2)) to the data in Figs. 1 and 2 are good:</text:p>
              <text:p text:style-name="P45"/>
            </text:list-header>
          </text:list>
        </text:list-item>
      </text:list>
      <text:list xml:id="list7751262814028471054" text:style-name="L4">
        <text:list-item>
          <text:list>
            <text:list-item>
              <text:list>
                <text:list-header>
                  <text:p text:style-name="P46">Either we assume Eqs. (1) and (2) hold due to a hitherto undescribed mechanism that helps create the satellites of Uranus, Jupiter and Neptune &amp; further assume most of these satellite's orbital radii are not appreciably changing with time. </text:p>
                  <text:p text:style-name="P46"/>
                  <text:p text:style-name="P46">Or we assume the satellites are created with randomly distributed radii and migration of the satellites since their creation arranges the orbital radii in such a way that Eqs. (1) and (2) hold.</text:p>
                  <text:p text:style-name="P44">2.4.a. Basic Assumptions</text:p>
                </text:list-header>
              </text:list>
            </text:list-item>
          </text:list>
        </text:list-item>
      </text:list>
      <text:list xml:id="list4893890655580080038" text:style-name="L5">
        <text:list-item>
          <text:list>
            <text:list-item>
              <text:list>
                <text:list-header>
                  <text:p text:style-name="P47"/>
                </text:list-header>
                <text:list-item>
                  <text:p text:style-name="P47">We assume the first of the two above alternatives. <text:s/></text:p>
                </text:list-item>
                <text:list-item>
                  <text:p text:style-name="P47">Each of the satellites listed in Table 1 has an index <text:span text:style-name="T5">i</text:span>. <text:s/>All satellites with the same <text:span text:style-name="T5">i</text:span> have a key temperature associated with it. <text:s/>This is the temperature in the particular protosatellite disk where each of the satellites with the same <text:span text:style-name="T5">i</text:span> begins its evolution.</text:p>
                </text:list-item>
                <text:list-item>
                  <text:p text:style-name="P47">The TD's of the protosatellite disks are similar (i.e. have the same shape) at least over some ranges of their TD's.</text:p>
                </text:list-item>
                <text:list-item>
                  <text:p text:style-name="P47">Each of the key temperatures is related to a particular photon energy in the spectrum of radiation that exists in the protoplanetary disks of Uranus, Jupiter and Neptune. </text:p>
                </text:list-item>
                <text:list-item>
                  <text:p text:style-name="P47">Stimulated Radiative Molecular Association (SRMA) is the reaction that links temperature with photon energy. </text:p>
                </text:list-item>
              </text:list>
            </text:list-item>
          </text:list>
        </text:list-item>
      </text:list>
      <text:p text:style-name="P8"/>
      <text:p text:style-name="P8">Assumptions 2. and 3. together explain the linearity in the fits to the data in Figs. 1 and 2. <text:s/>Assumptions 4. and 5. deal with the mechanism that determines where satellites begin their evolution in protosatellite disks. </text:p>
      <text:p text:style-name="P11">2.4.b. Stimulated Radiative Molecular Association (SRMA) </text:p>
      <text:p text:style-name="P10"/>
      <text:p text:style-name="P8">In this model, the protosatellite disk has particles (atoms and molecules) at temperatures that depend on where they are in the disk. We will refer to <text:span text:style-name="T5">A</text:span> and <text:s/><text:span text:style-name="T5">B </text:span>as atoms for ease of discussion even though they could be molecules. <text:s/><text:span text:style-name="T79">A </text:span><text:span text:style-name="T78">and</text:span><text:span text:style-name="T79"> B </text:span>can interact in ways described by</text:p>
      <text:p text:style-name="P10"><text:span text:style-name="T79"><text:tab/><text:tab/><text:tab/><text:tab/>A + B</text:span><text:span text:style-name="T83"> </text:span><text:span text:style-name="T79">→ <text:s/>AB</text:span><text:span text:style-name="T78"> + </text:span><text:span text:style-name="T79">hν</text:span><text:span text:style-name="T78"><text:tab/> <text:tab/><text:tab/><text:tab/><text:tab/>(3)</text:span></text:p>
      <text:p text:style-name="P10">and<text:span text:style-name="T5"><text:tab/><text:tab/><text:tab/><text:tab/></text:span><text:span text:style-name="T79">A + B</text:span><text:span text:style-name="T83"> </text:span><text:span text:style-name="T79">+ hν <text:s/>→ <text:s/>AB</text:span><text:span text:style-name="T78"> + 2</text:span><text:span text:style-name="T79">hν,</text:span><text:span text:style-name="T78"><text:tab/> <text:tab/><text:tab/><text:tab/>(4)</text:span></text:p>
      <text:p text:style-name="P14">(A reference is needed)</text:p>
      <text:p text:style-name="P8"><text:span text:style-name="T78">where </text:span><text:span text:style-name="T79">hν </text:span><text:span text:style-name="T78"><text:s/>represents a photon of energy </text:span><text:span text:style-name="T79">E</text:span><text:span text:style-name="T21">P</text:span><text:span text:style-name="T78"> </text:span>= <text:span text:style-name="T79">hν </text:span><text:span text:style-name="T78">and</text:span><text:span text:style-name="T79"> <text:s/>AB</text:span><text:span text:style-name="T78"> is the molecule created by the combination of </text:span><text:span text:style-name="T79">A</text:span><text:span text:style-name="T78"> and </text:span><text:span text:style-name="T79">B</text:span><text:span text:style-name="T78">. <text:s/>Eq. (4) is an <text:s/>SRMA* reaction. <text:s/>In this case a photon stimulates the reaction given by Eq. (3) and still is in existence after the reaction, thus two photons are symbolized on the right side of the equation. <text:s/>The two photons have the same energy and the travel off in the same direction. <text:s/>In this way </text:span></text:p>
      <text:p text:style-name="P8"><text:span text:style-name="T78">they can stimulate more reactions and resonance is created as in a laser. It is interesting that </text:span><text:span text:style-name="T79">A</text:span><text:span text:style-name="T78"> and </text:span><text:span text:style-name="T79">B</text:span><text:span text:style-name="T78"> </text:span></text:p>
      <text:p text:style-name="P13"/>
      <text:p text:style-name="P28"><text:span text:style-name="T36">*Note: SRMA is a mechanism that has been used in Astrophysics concerning molecular association of molecules in the early universe and in stars (see for instance </text:span><text:span text:style-name="T39">Stancil and Dalgarno (1997) and </text:span><text:span text:style-name="T73">Augustovičová et al</text:span><text:span text:style-name="T72"> (2013)</text:span><text:span text:style-name="T36">. </text:span><text:span text:style-name="T39"><text:s/>I</text:span><text:span text:style-name="T36">n those investigations enhancement of molecular association is created by the presence of a </text:span><text:span text:style-name="T39">black-body radiation field</text:span><text:span text:style-name="T40"> </text:span><text:span text:style-name="T39"><text:s/>rather than by photons with just certain energies as in the present investigation.</text:span></text:p>
      <text:p text:style-name="P14">play a critical role in this model but the present investigation is not able, nor is it necessary to <text:soft-page-break/>determine what atoms they actually are.</text:p>
      <text:p text:style-name="P14"/>
      <text:p text:style-name="P8">The disk also contains a discrete spectrum of radiation that supplies the photons that are illustrated in Eq. (4). <text:s/>As discussed in sections 2.5 and (the section that talks about the smoothness of the Uranian TD?) a good candidate for this spectrum is a segment of the spectrum associated with molecular hydrogen (<text:span text:style-name="T5">H</text:span><text:span text:style-name="T19">2</text:span>). <text:s/>This segment is observed in spectra of reflection nebulae (Martini et al. 1999). <text:span text:style-name="T78">The source of the radiation is not determined here, but it likely originates in the protosun or its protoplanetary disk or in the protosatellite disk itself.</text:span></text:p>
      <text:p text:style-name="P14"/>
      <text:p text:style-name="P22">Again consider the SRMA given by Eq. (4). <text:s/>From conservation of energy we write </text:p>
      <text:p text:style-name="P23"><text:tab/><text:tab/><text:tab/><text:tab/><text:tab/><text:span text:style-name="T84">E</text:span><text:span text:style-name="T12">p</text:span><text:span text:style-name="T11"> </text:span>= <text:s/><text:span text:style-name="T5">E</text:span><text:span text:style-name="T13">b</text:span> + <text:span text:style-name="T5">ΔK</text:span>,<text:tab/><text:tab/> <text:s text:c="14"/><text:tab/><text:tab/>(5) </text:p>
      <text:p text:style-name="P24"><text:span text:style-name="T37">where </text:span><text:span text:style-name="T38">E</text:span><text:span text:style-name="T47">P</text:span><text:span text:style-name="T37"> is the energy of the photon created in either Eq. (3) or (4), </text:span><text:span text:style-name="T38">E</text:span><text:span text:style-name="T48">b</text:span><text:span text:style-name="T37"> is the binding energy of the </text:span><text:span text:style-name="T38">AB</text:span><text:span text:style-name="T37"> molecule and <text:s/></text:span><text:span text:style-name="T38">ΔK</text:span><text:span text:style-name="T37"> is the kinetic energy (due to thermal energy) that the </text:span><text:span text:style-name="T38">A</text:span><text:span text:style-name="T37"> and </text:span><text:span text:style-name="T38">B</text:span><text:span text:style-name="T37"> system loses during the reaction. <text:s/>Eq. (5) is written for a single reaction concerning atoms and photons. <text:s/>However a more useful form of Eq. (5) is </text:span></text:p>
      <text:p text:style-name="P23"><text:span text:style-name="T55"><text:tab/><text:tab/><text:tab/><text:tab/><text:tab/>E</text:span><text:span text:style-name="T49">p</text:span><text:span text:style-name="T51"> </text:span><text:span text:style-name="T57">= </text:span><text:span text:style-name="T55">E</text:span><text:span text:style-name="T53">b</text:span><text:span text:style-name="T55"> + C</text:span><text:span text:style-name="T59">'</text:span><text:span text:style-name="T55">T,<text:tab/><text:tab/><text:tab/><text:tab/><text:tab/></text:span><text:span text:style-name="T57">(6) </text:span></text:p>
      <text:p text:style-name="P22"><text:span text:style-name="T57">where </text:span><text:span text:style-name="T55">T</text:span><text:span text:style-name="T57"> is the temperature of the disk where resonance occurs and </text:span><text:span text:style-name="T55">C</text:span><text:span text:style-name="T59">'</text:span><text:span text:style-name="T57"> is a <text:s/>proportionality constant in the relationship </text:span><text:span text:style-name="T55">ΔK =</text:span><text:span text:style-name="T57"> </text:span><text:span text:style-name="T55">C</text:span><text:span text:style-name="T59">'</text:span><text:span text:style-name="T55">T,</text:span><text:span text:style-name="T57">. <text:s/>Justification for the relationship between </text:span><text:span text:style-name="T55">ΔK </text:span><text:span text:style-name="T57">and</text:span><text:span text:style-name="T55"> T </text:span><text:span text:style-name="T57">is given in appendix A.1. <text:s/>Section 2.4.c should be considered before reading Appendix A.1. <text:s/></text:span></text:p>
      <text:p text:style-name="P14"/>
      <text:p text:style-name="P22"><text:span text:style-name="T57">Appendix A.1 indicates that the constant </text:span><text:span text:style-name="T55">C</text:span><text:span text:style-name="T59">'</text:span><text:span text:style-name="T55"> </text:span><text:span text:style-name="T57">depends on the masses of <text:s/></text:span><text:span text:style-name="T55">A</text:span><text:span text:style-name="T57"> and </text:span><text:span text:style-name="T55">B</text:span><text:span text:style-name="T57"> and the angle </text:span><text:span text:style-name="T55">θ</text:span><text:span text:style-name="T57"> between the velocity vectors of </text:span><text:span text:style-name="T55">A</text:span><text:span text:style-name="T57"> and </text:span><text:span text:style-name="T55">B</text:span><text:span text:style-name="T57"> before they collide. Because apriori determinations of the masses and </text:span><text:span text:style-name="T55">θ </text:span><text:span text:style-name="T57"><text:s/>cannot be made, it is necessary for </text:span><text:span text:style-name="T55">C</text:span><text:span text:style-name="T59">'</text:span><text:span text:style-name="T57"> along with </text:span><text:span text:style-name="T55">E</text:span><text:span text:style-name="T53">b</text:span><text:span text:style-name="T55"> </text:span><text:span text:style-name="T57">to be determined by an analysis detailed in section 2.7. <text:s text:c="4"/></text:span></text:p>
      <text:p text:style-name="P25">2.4.c. Rings of Resonance</text:p>
      <text:p text:style-name="P21"/>
      <text:p text:style-name="P21"><text:span text:style-name="T5">Due to the mechanism illustrated by Eq. (4) a discrete spectrum of <text:s/>photons cools a disk at radii where resonance occurs. <text:s/>These radii are those where <text:s/>where Eq. (6) is satisfied (i.e. There is a match between the temperature and energy (</text:span><text:span text:style-name="T56">E</text:span><text:span text:style-name="T50">P</text:span><text:span text:style-name="T52"> </text:span><text:span text:style-name="T5">) of particular photons in the spectrum.) <text:s/>In this way, rings where resonance exists are created with their centers at the planet's center. <text:s/>These rings ultimately become regions where matter collects, and the observed rings and satellites are observed. <text:s/>Therefore satellite orbital radii depend on photon energies. <text:s/></text:span>The following statements summarize and supply more details.</text:p>
      <text:p text:style-name="P21"/>
      <text:list xml:id="list6382949512132520068" text:style-name="L6">
        <text:list-item>
          <text:list>
            <text:list-item>
              <text:list>
                <text:list-item>
                  <text:p text:style-name="P50"><text:span text:style-name="T78">As mentioned previously atoms </text:span><text:span text:style-name="T79">A</text:span><text:span text:style-name="T78"> and </text:span><text:span text:style-name="T79">B </text:span><text:span text:style-name="T78">(refer to Eq. (4)) play a critical role in the creation of resonance but the present investigation is not able, nor is it necessary to determine what atoms they actually are.</text:span></text:p>
                </text:list-item>
                <text:list-item>
                  <text:p text:style-name="P53">Eq. (4) involves photons stimulating more photons. <text:s/>Therefore we hypothesize resonance could occur as in a laser. <text:s/></text:p>
                </text:list-item>
                <text:list-item>
                  <text:p text:style-name="P53">Resonance is created in rings with the following characteristics. <text:s/>Photons that produce many SRMA reactions initially travel tangent to the ring. <text:s/>As they travel they initiate similar reactions and produce <text:s/>photons with the same energy traveling in the same direction establishing resonance. <text:s/>Because of the finite width of the ring, each photon travels a considerable distance before it is not traveling essentially tangent to the ring. These photons all have an energy that satisfies Eq. (6) at a particular radius and <text:soft-page-break/>temperature (<text:span text:style-name="T5">T</text:span>) in the disk.</text:p>
                </text:list-item>
                <text:list-item>
                  <text:p text:style-name="P53">Generally when particles collide in a gas their kinetic energies (<text:span text:style-name="T5">K</text:span>'s) before the collision could be any values in the Boltzmann distribution. <text:s/>Because resonance is initiated for the most probable situation, <text:span text:style-name="T5">K</text:span> is the most probable kinetic energy <text:span text:style-name="T5">K</text:span><text:span text:style-name="T17">mp</text:span> in the distribution of kinetic energies and <text:span text:style-name="T5">A</text:span> and <text:span text:style-name="T5">B</text:span> have the same kinetic energy (<text:span text:style-name="T5">K</text:span><text:span text:style-name="T17">mp</text:span>). <text:s/></text:p>
                </text:list-item>
                <text:list-item>
                  <text:p text:style-name="P53">Once resonance begins, the temperature drops but we assume resonance is strong enough to persist. <text:s/>After all, at any temperature there is a distribution of kinetic energies among atoms and molecules in the gas. Therefore there are always some atoms colliding with kinetic energies that satisfy Eqs. (5) and (6). In other words for resonance to be initiated, Eq. (6) must be satisfied. But for resonance to persist within a narrow resonance ring it need not be satisfied. <text:s/>If the resonance persists the ring of resonance continues to cool.</text:p>
                </text:list-item>
                <text:list-item>
                  <text:p text:style-name="P53">Eq. (6) holds precisely for certain radii in a disk. <text:s/>If it didn't then the rings of Uranus would not be so narrow as first observed by <text:span text:style-name="T87">Elliot (1979)</text:span>. <text:s/></text:p>
                </text:list-item>
                <text:list-item>
                  <text:p text:style-name="P53">At a time <text:span text:style-name="T5">t</text:span><text:span text:style-name="T17">0</text:span> during the evolution of the Uranian protosatellite disk, the disk is irradiated by a discrete spectrum of radiation. Photons in the spectrum interact with atoms (or molecules) in the disk and at just certain disk radii, resonance rings are created where Eq. (6) holds. <text:s/>The time <text:span text:style-name="T5">t</text:span><text:span text:style-name="T17">0</text:span> is therefore the time when the satellites of Uranus begin their evolution. <text:s/></text:p>
                </text:list-item>
                <text:list-item>
                  <text:p text:style-name="P53"><text:s/>At most likely different times the protosatellite disks of Uranus, Jupiter and Neptune <text:s/>are irradiated by the same spectrum of photons. Resonance rings are therefore created at temperatures in the Jovian and Neptunian disks that are the same as temperatures where Uranian disk resonance rings are created. Also the Jovian and Neptunian disk TD's are similar to different segments of the Uranian disk TD. These statements explain the good linear fits in Figures 1 and 2. <text:s text:c="2"/></text:p>
                </text:list-item>
              </text:list>
            </text:list-item>
          </text:list>
        </text:list-item>
      </text:list>
      <text:list xml:id="list5990173875071371072" text:style-name="L7">
        <text:list-item>
          <text:list>
            <text:list-header>
              <text:p text:style-name="P54"><text:span text:style-name="T5">2.5.</text:span> <text:span text:style-name="T5">Photons in the Spectra of Reflection Nebulae May</text:span></text:p>
              <text:p text:style-name="P56">Play a Critical Role in the Creation of <text:s/>Satellites</text:p>
            </text:list-header>
          </text:list>
        </text:list-item>
      </text:list>
      <text:p text:style-name="P30"><text:span text:style-name="T74">A segment of </text:span><text:span text:style-name="T75">the spectrum of the hydrogen molecule (</text:span><text:span text:style-name="T76">H</text:span><text:span text:style-name="T77">2</text:span><text:span text:style-name="T75">) possibly</text:span><text:span text:style-name="T74"> irradiates the protosatellite disks of Uranus, Juptier and Saturn thereby initiating the evolution of their satellites. <text:s/></text:span><text:bookmark text:name="rf17"/><text:span text:style-name="T74">Draine and Bertoldi, (1996) have modeled the spectrum of the reflection nebula NGC 2023 and </text:span>Martini et al. (1999) have observed the spectra of four reflection nebulae including NGC 2023. In both of these investigations the large spectral peaks in the range <text:span text:style-name="T91">5560 – 4290 cm</text:span><text:span text:style-name="T27">-1 <text:s/></text:span>(1.80 – 2.33 <text:span text:style-name="T90">m</text:span><text:span text:style-name="T91">m) all correspond to S-branch transitions (lines) in the spectrum of (</text:span><text:span text:style-name="T92">H</text:span><text:span text:style-name="T24">2</text:span><text:span text:style-name="T91">). <text:s/>These peaks are best seen in Figure 1 of </text:span>Martini et al. (1999) which is a model spectrum for the reflection nebula they observed. Table 3 includes these lines and their corresponding photon energies (<text:span text:style-name="T5">E</text:span><text:span text:style-name="T15">p</text:span>'s) and relative transition intensities (<text:span text:style-name="T5">I </text:span>'s). The <text:span text:style-name="T5">E</text:span><text:span text:style-name="T15">p</text:span>'s and <text:span text:style-name="T5">I </text:span>'s are from Black and van Dishoeck (1987). <text:s/>Also included in Table 3 is a list of Uranian satellites with their orbital radii (<text:span text:style-name="T5">R</text:span><text:span text:style-name="T17">ui</text:span>) in units of Uranus's equatorial radius. Each satellite is paired with a specific <text:span text:style-name="T5">H</text:span><text:span text:style-name="T17">2</text:span> line. The proper set of pairings is found <text:s/>by trial and error. When the <text:span text:style-name="T5">i</text:span> = 11 and 12 close lines in the <text:span text:style-name="T5">H</text:span><text:span text:style-name="T19">2</text:span> spectrum are paired with the close orbital radii of Belinda and Perdita (see Table 3), everything else falls into place. I.e. the <text:span text:style-name="T5">i</text:span> = 10 and 13 lines are automatically paired with the orbital radii of Rosalind and Puck <text:s/>and all of the other lines and radii are similarly automatically paired up. Two of the spectral lines are omitted from the analysis because the have low relative intensity as discussed in Table 3 and Cupid's orbital radius is also omitted from the analysis as previously mentioned. Other than these data all the other data in Table 3 are used in subsequent sections to construct a rather complete TD of the <text:soft-page-break/>Uranian protosatellite disk at the time when Uranus's satellites begin their evolution. </text:p>
      <text:p text:style-name="P30">It may be difficult to experimentally prove the set of <text:span text:style-name="T5">H</text:span><text:span text:style-name="T17">2</text:span> <text:s/>photon energies in Table 3 is the actual set that caused resonance in the Uranian protosatellite disk. Perhaps the observation of coherent <text:span text:style-name="T92">H</text:span><text:span text:style-name="T24">2 <text:s/></text:span>radiation emanating <text:s/>from the <text:s/>protoplanetary disk of a distant planet would be the required proof. <text:s/>But the observation would need to be made from a point lying in the equatorial plane of the planet. This in itself would make the observation less likely. On the other hand there are a few things that make this set of <text:span text:style-name="T5">H</text:span><text:span text:style-name="T17">2</text:span> photon energies a good choice for the analysis that follows: <text:s/></text:p>
      <text:list xml:id="list5974063486728933326" text:style-name="L8">
        <text:list-item>
          <text:list>
            <text:list-item>
              <text:p text:style-name="P55">This set of <text:span text:style-name="T5">E</text:span><text:span text:style-name="T15">p</text:span>'s<text:span text:style-name="T86"> </text:span>has been observed in reflection nebulae.</text:p>
            </text:list-item>
            <text:list-item>
              <text:p text:style-name="P55">It predicts pairs of observed close satellites in the satellite systems of Uranus, Jupiter and Neptune (refer to section 2.2) as discussed in section 2.8 (and is there another section?). </text:p>
            </text:list-item>
            <text:list-item>
              <text:p text:style-name="P55">It is used below to determine a rather smooth TD for the Uranian protosatellite disk when the Uranian satellites started their evolution. <text:s/>Another set of photon energies would produce a TD that is not so smooth. </text:p>
            </text:list-item>
          </text:list>
        </text:list-item>
      </text:list>
      <text:list xml:id="list2766325084695757983" text:style-name="L9">
        <text:list-item>
          <text:list>
            <text:list-header>
              <text:p text:style-name="P57">2.6. <text:s/>A Time Dependent Series of TD's</text:p>
              <text:p text:style-name="P57">in the Uranian Protosatellite Disk </text:p>
            </text:list-header>
          </text:list>
        </text:list-item>
      </text:list>
      <text:p text:style-name="P30">Mousis (2004) derives a series of TD's for a “water-rich” Uranian protosatellite disk. Each TD is for a different time (<text:span text:style-name="T5">t</text:span> ) after the disk is formed by an assumed impact to Uranus's surface. Figure 1 of Mousis (2004) has seven TD's with the first three <text:span text:style-name="T5">t</text:span> <text:s/>values equal to 1x10<text:span text:style-name="T29">4</text:span>, 2x10<text:span text:style-name="T29">4</text:span> and 5x10<text:span text:style-name="T29">4</text:span> years. <text:s/>Figure 5 in the present investigation includes reproductions of the first three Mousis TD's (each represented by solid straight line segments) and two TD's (dashed line segments) constructed in the present investigation by using the similarities among the first three Mousis TD's. <text:s/>Appendix A.2 is a discussion of the method used for the reproduction of the Mousis TD's and for the construction of the two dashed TD's. The <text:span text:style-name="T5">t</text:span> values for TD's are indicated in Figure 5. Three of these are from Mousis (2004) and the other two are associated with the dashed TD's. <text:s/>Their values are <text:span text:style-name="T5">t</text:span> = 8800 and 6900 years and a discussion of how these <text:span text:style-name="T5">t </text:span>'s are determined is in Appendix A.3. </text:p>
      <text:p text:style-name="P36">2.7. Determination of the Parameters</text:p>
      <text:p text:style-name="P37"><text:span text:style-name="T5">E</text:span><text:span text:style-name="T15">b</text:span><text:span text:style-name="T5"> and C</text:span><text:span text:style-name="T5">' in Eq. (6)</text:span></text:p>
      <text:p text:style-name="P34"><text:span text:style-name="T93">Table 3 and the t</text:span><text:span text:style-name="T3">ime dependent series of TD's</text:span><text:span text:style-name="T93"> discussed in section 2.6 are used to determine </text:span><text:span text:style-name="T2">the parameters </text:span>E<text:span text:style-name="T6">b</text:span><text:span text:style-name="T2"> and </text:span>C'<text:span text:style-name="T2"> in Eq. (6). <text:s/>The parameters are found as follows: <text:s/></text:span></text:p>
      <text:p text:style-name="P38"><text:tab/>Eq. (6) is rearranged to give</text:p>
      <text:list xml:id="list7126106118826611442" text:style-name="L10">
        <text:list-header>
          <text:p text:style-name="P52"><text:s text:c="59"/>T <text:s/>= (E<text:span text:style-name="T6">p</text:span><text:span text:style-name="T16"> </text:span><text:span text:style-name="T2">–</text:span>E<text:span text:style-name="T14">b </text:span>)/C<text:span text:style-name="T95">', <text:s text:c="38"/></text:span><text:span text:style-name="T96"><text:s/></text:span><text:span text:style-name="T2">(7)</text:span></text:p>
        </text:list-header>
      </text:list>
      <text:p text:style-name="P35"><text:span text:style-name="T93"><text:s text:c="2"/><text:tab/>where each </text:span>E<text:span text:style-name="T6">p</text:span><text:span text:style-name="T16"> </text:span><text:span text:style-name="T2">has an orbital radius (</text:span>R<text:span text:style-name="T9">ui </text:span><text:span text:style-name="T2">) associated with it in Table 3.</text:span><text:span text:style-name="T93"> For various values of </text:span>E<text:span text:style-name="T14">b <text:s/></text:span><text:span text:style-name="T2">and</text:span> <text:tab/>C<text:span text:style-name="T95">', </text:span><text:span text:style-name="T2">a </text:span>T <text:s/><text:span text:style-name="T2">is calculated for each </text:span>E<text:span text:style-name="T6">p</text:span><text:span text:style-name="T16"> </text:span><text:span text:style-name="T2">(and corresponding </text:span>R<text:span text:style-name="T9">ui </text:span><text:span text:style-name="T2">) from </text:span>i<text:span text:style-name="T2"> = 9 to </text:span>i <text:span text:style-name="T2">= 20. Then </text:span>T<text:span text:style-name="T2"> 's and </text:span>R<text:span text:style-name="T9">ui</text:span><text:span text:style-name="T2">'s </text:span><text:span text:style-name="T2"><text:tab/>are used to make trial TD's until best fits are found to the three Mousis (2004) TD's in Figure 5. <text:s text:c="2"/></text:span></text:p>
      <text:p text:style-name="P35"><text:span text:style-name="T2"><text:tab/></text:span><text:span text:style-name="T93">The fit to the Mousis TD for </text:span><text:span text:style-name="T94">t</text:span><text:span text:style-name="T93"> = 1x10</text:span><text:span text:style-name="T28">4</text:span><text:span text:style-name="T93"> years illustrated in Figure 6 is the best of the three but <text:tab/>it is seen that a TD for an earlier time would most likely be fitted even better. <text:s/>By trial and error </text:span><text:span text:style-name="T93"><text:tab/>various earlier time TD's are constructed and the best fit of all is achieved for the dashed TD in </text:span><text:span text:style-name="T93"><text:tab/>Figure 5 for which </text:span><text:span text:style-name="T94">t</text:span><text:span text:style-name="T93"> = 8800 years. <text:s/>This fit is in Figure 7. <text:s/>Because this </text:span><text:span text:style-name="T94">t </text:span><text:span text:style-name="T93"><text:s/>is being associated with </text:span><text:span text:style-name="T93"><text:tab/>the time resonance is initiated, it is called </text:span><text:span text:style-name="T94">t</text:span><text:span text:style-name="T25">0</text:span><text:span text:style-name="T93">. The parameters that yield this fit are </text:span>E<text:span text:style-name="T14">b <text:s/></text:span><text:span text:style-name="T2">= 3720 cm</text:span><text:span text:style-name="T30">-1</text:span><text:span text:style-name="T2"> </text:span><text:soft-page-break/><text:span text:style-name="T2"><text:tab/>and</text:span> C<text:span text:style-name="T95">' = </text:span><text:span text:style-name="T2">0.432 cm</text:span><text:span text:style-name="T30">-1</text:span><text:span text:style-name="T93">/K. <text:s/>Also, we take the plot of the </text:span><text:span text:style-name="T94">T </text:span><text:span text:style-name="T93">vs </text:span>R<text:span text:style-name="T9">ui </text:span><text:span text:style-name="T2"><text:s/>points in Figure 7 to be <text:tab/>representative of a portion of the Uranian protosatellite TD at </text:span>t<text:span text:style-name="T18">0</text:span><text:span text:style-name="T2">. <text:s/></text:span><text:span text:style-name="T93">Figure 8 is the best fit to the TD <text:tab/>for </text:span><text:span text:style-name="T94">t</text:span><text:span text:style-name="T93"> = 6900 years. It is interesting to compare Figures 6, 7 and 8.</text:span></text:p>
      <text:list xml:id="list6188567216706205521" text:style-name="L11">
        <text:list-item>
          <text:list>
            <text:list-header>
              <text:p text:style-name="P58">2.8. The Uranian Protosatellite TD</text:p>
              <text:p text:style-name="P58">from Bianca to Oberon </text:p>
            </text:list-header>
          </text:list>
        </text:list-item>
      </text:list>
      <text:p text:style-name="P30">Table 3 includes temperatures (<text:span text:style-name="T5">T </text:span><text:span text:style-name="T97">'</text:span>s) for Uranian satellites Bianca, Cressida, Desdemona and Juliet that were not included in the analysis of section 2.7 because their <text:span text:style-name="T5">T </text:span><text:s/>vs <text:span text:style-name="T62">R</text:span><text:span text:style-name="T54">ui </text:span><text:span text:style-name="T63">points do not fit any of the Mousis type TD's. <text:s/>After the parameters </text:span><text:span text:style-name="T62">E</text:span><text:span text:style-name="T41">b</text:span><text:span text:style-name="T63"> and </text:span><text:span text:style-name="T62">C</text:span><text:span text:style-name="T60">'</text:span><text:span text:style-name="T61"> </text:span><text:span text:style-name="T63">are known, we use Eq. (7) to calculate values of </text:span><text:span text:style-name="T62">T </text:span><text:span text:style-name="T63"><text:s/>for these 4 satellites. </text:span></text:p>
      <text:p text:style-name="P31"><text:span text:style-name="T58">All the </text:span><text:span text:style-name="T56">T</text:span><text:span text:style-name="T58"> 's in Table 3 and corresponding orbital radii (</text:span><text:span text:style-name="T56">R</text:span><text:span text:style-name="T41">ui</text:span><text:span text:style-name="T58">'s) given in Table 4 are used to construct the pointwise Uranian protosatellite TD from Bianca to Oberon in Figure 9. <text:s/>For comparison Jovian and Neptunian disk TD's are also plotted in Figure 9. <text:s/>The same </text:span><text:span text:style-name="T56">T </text:span><text:span text:style-name="T58">'s are used for all three TD's under the assumption that portions of the same set of photons in the H</text:span><text:span text:style-name="T42">2</text:span><text:span text:style-name="T58"> spectrum affected all three of the disks. <text:s/>The orbital radii used for the construction of the Jovian and Neptunian disk TD's are the same transformed orbital radii </text:span><text:span text:style-name="T33">R</text:span><text:span text:style-name="T43">T</text:span><text:span text:style-name="T45">ji</text:span><text:span text:style-name="T34"> and</text:span><text:span text:style-name="T58"> </text:span><text:span text:style-name="T33">R</text:span><text:span text:style-name="T43">T</text:span><text:span text:style-name="T45">ni</text:span><text:span text:style-name="T34"> discussed in section 2.3 and listed in Table 4.</text:span></text:p>
      <text:p text:style-name="P39"/>
      <text:p text:style-name="P39">As discussed previously the present model predicts two satellites existing in the vicinity of Cupid, Belinda and Perdita in the Uranian satellite system. Because two satellites exist in corresponding positions in the Jovian and Neptunian systems and two satellites are predicted by the present model in all three systems, we assume that one of the three satellite's in the Uranian system is not initially created in the same way the other two are created. Possibly the third one comes into existence during a collision of the first two. <text:s/>It turns out it does not matter too much which of the three we omit from the analysis and we pick Cupid to be omitted. What is important is the success of the model to predict the existence of two close satellites at the corresponding points in the satellite systems of the three planets. These points are designated by the six close points in Figure 9. <text:s/>Also in section 2.4 it is first assumed that generally the orbital radii of the satellites considered in this investigation are not changing with time. <text:s/>Figure 9 shows the degree and direction of migration that Hippocamp. It seems that Hippocamp is “the exception that proves the rule.” <text:s/>If the rest of the satellites under consideration also experience <text:s/>migration (especially in random directions) it would be impossible to identify the overlap of TD's that is apparent in Figure 9. Generally speaking satellites corresponding to the same <text:span text:style-name="T5">T </text:span>also correspond to nearly the same radial coordinate after the actual radial coordinates <text:span text:style-name="T5">R</text:span><text:span text:style-name="T20">ji </text:span>and <text:span text:style-name="T5">R</text:span><text:span text:style-name="T20">ni</text:span> have been transformed.</text:p>
      <text:list xml:id="list1382806379897008330" text:style-name="L12">
        <text:list-item>
          <text:list>
            <text:list-item>
              <text:p text:style-name="P51">Extending the Construction of the Uranian </text:p>
              <text:p text:style-name="P51">TD Inward Toward the Planet's Surface </text:p>
            </text:list-item>
          </text:list>
        </text:list-item>
      </text:list>
      <text:p text:style-name="P39">So far we have considered the known regular satellites of Uranus from Bianca out to Oberon. There are 13 more known regular satellites and rings that exist between the surface of Uranus and the orbital radius of Bianca. <text:s/>Their orbital radii can be used to establish the TD of the portion of the protosatellite disk where and when they started their evolution. <text:s/></text:p>
      <text:p text:style-name="P39"/>
      <text:p text:style-name="P40"><text:span text:style-name="T35">The Mousis (2004) TD's when plotted with log-log scales are all made up of straight lines segments for </text:span><text:span text:style-name="T32">t</text:span><text:span text:style-name="T35"> equal to or greater than 2 x 10</text:span><text:span text:style-name="T64">4</text:span><text:span text:style-name="T35"> years. The top part of the Mousis (2004) TD for which </text:span><text:span text:style-name="T32">t</text:span><text:span text:style-name="T35"> = 1 x 10</text:span><text:span text:style-name="T64">4</text:span><text:span text:style-name="T35"> </text:span><text:span text:style-name="T35">years is a curved section that is not included in Figure 5. <text:s/>If it were included it would be positioned at </text:span><text:soft-page-break/><text:span text:style-name="T35">the top of the</text:span><text:span text:style-name="T32"> t</text:span><text:span text:style-name="T35"> = 1 x 10</text:span><text:span text:style-name="T64">4</text:span><text:span text:style-name="T35"> year TD. <text:s/>Furthermore</text:span><text:span text:style-name="T58"> inner portions of TD's calculated by Lin and Papaloizou for the solar nebula are curved to the point that a peak or a peak and a dip appear. These factors lead us to look for similar structures in the</text:span><text:span text:style-name="T56"> t </text:span><text:span text:style-name="T58">= </text:span><text:span text:style-name="T56">t</text:span><text:span text:style-name="T41">0 </text:span><text:span text:style-name="T35">= 8800 year TD for radii less than the orbital radius of Bianca. <text:s/>Again consider the line graph of orbital radii of the Uranian satellites at the bottom of Figure 3. <text:s/>There are two lines that are associated with the index </text:span><text:span text:style-name="T32">i</text:span><text:span text:style-name="T35"> = 1. The line on the right is for the orbital radius of Bianca and the one on the left is for Ophelia. (The designation of </text:span><text:span text:style-name="T32">i</text:span><text:span text:style-name="T35"> = 1 also to Ophelia will soon be apparent.) <text:s/>The space between these lines is relatively large compared to other nearby spacings. <text:s/>Also the section of Figure 3 in the immediate vicinity of Bianca and Ophelia has the appearance of a strip through a contour map with a peak existing between these two satellites. <text:s/>This structure in the spacing of the orbital radii indicates that a peak in the Uranian protosatellite disk TD exists between Ophelia and Bianca. <text:s/>The average of the orbital radii of Bianca and Ophelia is 1.21 </text:span><text:span text:style-name="T32">R</text:span><text:span text:style-name="T44">U</text:span><text:span text:style-name="T32">. </text:span><text:span text:style-name="T35">Table 5 shows there are actually 3 pairs of satellites that are symmetrically positioned around the radial coordinate of 1.21 </text:span><text:span text:style-name="T32">R</text:span><text:span text:style-name="T44">U</text:span><text:span text:style-name="T46"> <text:s/></text:span><text:span text:style-name="T81">and this coordinate is taken to be the position of a peak in the Uranian Protosatellite disk. It also follows that the members of each pair are associated with the same <text:s/>temperature in the TD we are constructing and therefore the same </text:span><text:span text:style-name="T80">E</text:span><text:span text:style-name="T22">p</text:span><text:span text:style-name="T81"> in the H</text:span><text:span text:style-name="T23">2</text:span><text:span text:style-name="T81"> spectrum. <text:s/>Because of this reasoning members of each pair are assigned the same value of the index </text:span><text:span text:style-name="T80">i </text:span><text:span text:style-name="T81">as shown in Table 5. <text:s text:c="8"/></text:span><text:span text:style-name="T4"><text:s/></text:span></text:p>
      <text:p text:style-name="P32"/>
      <text:p text:style-name="P31">As we continue to construct the pointwise Uranian TD on the left of the temperature peak, we assign </text:p>
      <text:p text:style-name="P40"><text:span text:style-name="T80">i</text:span><text:span text:style-name="T82">'</text:span><text:span text:style-name="T81">s and </text:span><text:span text:style-name="T80">T </text:span><text:span text:style-name="T82">'</text:span><text:span text:style-name="T81">s in the same order they were assigned in Tables 3 and 5. <text:s/></text:span></text:p>
      <text:p text:style-name="P31"><text:s text:c="3"/></text:p>
      <text:p text:style-name="P33">References</text:p>
      <text:p text:style-name="P6"/>
      <text:p text:style-name="P20"><text:span text:style-name="T71">Augustovičová L.</text:span><text:span text:style-name="T68">,</text:span><text:bookmark text:name="aa20957-12-author-2"/><text:span text:style-name="T68"> V. Špirko,</text:span><text:bookmark text:name="aa20957-12-author-3"/><text:span text:style-name="T68"> W. P. Kraemer and</text:span><text:bookmark text:name="aa20957-12-author-4"/><text:span text:style-name="T68"> P. Soldán 2013. </text:span><text:span text:style-name="T67">Radiative association of He</text:span><text:span text:style-name="T69">+</text:span><text:span text:style-name="T70">2 </text:span><text:span text:style-name="T70"><text:tab/></text:span><text:span text:style-name="T67">Revisited. <text:s/></text:span><text:span text:style-name="T68">A&amp;A. 553 </text:span></text:p>
      <text:p text:style-name="P29"/>
      <text:p text:style-name="P5">Black J., and E. F. van Dishoeck 1987. Fluorescent Excitation of Interstellar <text:span text:style-name="T5">H</text:span><text:span text:style-name="T17">2</text:span>. <text:s/>ApJ. 322 412-449. </text:p>
      <text:p text:style-name="P5"/>
      <text:p text:style-name="P5">Dalgarno A., and S. Lepp 1987. Chemistry in the early universe. I.A.U.S. 120 109-120. </text:p>
      <text:p text:style-name="P5"/>
      <text:p text:style-name="P5">Draine B. T., and F. Bertoldi 1996. Structure of stationary photodissociation fronts. ApJ. 468 269-289. </text:p>
      <text:p text:style-name="P5"/>
      <text:p text:style-name="P26"><text:span text:style-name="T85">Elliot J. L. 1979. Stellar occultation studies of the solar system. </text:span><text:span text:style-name="T88">Ann. Rev. Astron. and Astrophys. </text:span><text:span text:style-name="T89">17</text:span><text:span text:style-name="T85">,</text:span></text:p>
      <text:p text:style-name="P27"><text:s text:c="11"/>445-475.</text:p>
      <text:p text:style-name="P27"/>
      <text:p text:style-name="P3">French R. G., P. D. Nicholson, C. C. Porco and E. A. Marouf 1991. Dynamics and structure of the<text:tab/>uranian rings. In <text:span text:style-name="T5">Uranus</text:span> (J. T. Bergstralh, E. D. Miner and M. S. Matthews Eds.) pp. 327-409. <text:tab/><text:span text:style-name="T1">Univ. of Arizona Press, Tucson.</text:span> <text:s text:c="2"/></text:p>
      <text:p text:style-name="P5"/>
      <text:p text:style-name="P5">JPL 1999. <text:a xlink:type="simple" xlink:href="https://www.jpl.nasa.gov/images/epsilon-ring-of-uranus" text:style-name="Internet_20_link" text:visited-style-name="Visited_20_Internet_20_Link">https://www.jpl.nasa.gov/images/epsilon-ring-of-uranus</text:a></text:p>
      <text:p text:style-name="P5"/>
      <text:p text:style-name="P5">Lin D. N. C., and J. Papaloizou 1985. On the dynamical origin of the solar system. In Protostars &amp; <text:tab/>Planets II (D. C. Black, and M. S. Matthews Eds.) pp. 981-1072. Univ. of Arizona Press, <text:tab/>Tucson. <text:s/></text:p>
      <text:p text:style-name="P5"/>
      <text:p text:style-name="P5"><text:soft-page-break/>Martini P., K. Sellgren and D. L. DePoy 1999. Near-infrared spectroscopy of molecular hydrogen <text:tab/>emission in four reflection nebulae: NGC 1333, NGC 2023, NGC 2068, and NGC 7023. ApJ. <text:tab/>526 772-787. </text:p>
      <text:p text:style-name="P5"/>
      <text:p text:style-name="P5">Not used yet. <text:s/>Mousis, O., D. Gautier and D. Bockelee-Moran 2002. An evolutionary turbulent model <text:tab/>of Saturn's subnebula: Implications for the origin of the atmosphere of Titan. Icarus 156 162-175. Referred <text:tab/>to as MGB in the present paper. </text:p>
      <text:p text:style-name="P5"/>
      <text:p text:style-name="P5">Mousis, O. 2004. Modeling the thermodynamical conditions in the uranian subnebula – Implications <text:tab/>for regular satellite compositions. A&amp;A 413 373-380 </text:p>
      <text:p text:style-name="P3"/>
      <text:p text:style-name="P3">Mousis, O., and Y. Alibert 2006. Modeling the jovian subnebula. II. Composition of regular satellite <text:tab/>ices. A&amp;A 448 771-778. </text:p>
      <text:p text:style-name="P3"/>
      <text:p text:style-name="P3">Stancil P. C. and A. Dalgarno 1997. Stimulated radiative association of Li and H in the early universe. <text:tab/>ApJ. 479 543-546. </text:p>
      <text:p text:style-name="P3"/>
      <text:p text:style-name="P3">Tegmark M., J. Silk, M. J. Rees, A. Blanchard, T. Abel and F. Palla 1997. How small were the first <text:tab/>cosmological objects? ApJ. 474 1-12.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2" svg:font-family="'Times New Roman'"/>
    <style:font-face style:name="TimesNewRoman,Bold" svg:font-family="'TimesNewRoman,Bold'"/>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scrip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0-10-25T09:06:11.37</meta:creation-date>
    <dc:date>2021-06-15T20:44:08.64</dc:date>
    <dc:creator>James Lombardi</dc:creator>
    <meta:editing-duration>P7DT2H30M9S</meta:editing-duration>
    <meta:editing-cycles>567</meta:editing-cycles>
    <meta:generator>OpenOffice/4.1.2$Win32 OpenOffice.org_project/412m3$Build-9782</meta:generator>
    <meta:document-statistic meta:table-count="0" meta:image-count="0" meta:object-count="0" meta:page-count="10" meta:paragraph-count="118" meta:word-count="5314" meta:character-count="31036"/>
  </office:meta>
</office:document-meta>
</file>